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</office:automatic-styles>
  <office:body>
    <office:text text:use-soft-page-breaks="true">
      <text:p text:style-name="P1">Blog Post 1: The Paradox of Choice</text:p>
      <text:p text:style-name="Standard"/>
      <text:p text:style-name="Standard"><text:tab/>So you graduated college? <text:s/>You have your degree in computer science with a minor in math and have a grade point average that is above a 3.0? <text:s/>You<text:s/>were a one sport Athlete. <text:s text:c="3"/>You managed to pay some of<text:s/>your<text:s/>way through college by working three or more jobs. <text:s/>You spend countless night programming or washing dishes at a fast food job to fuel your passion in technology. <text:s/>Now you are ready to see all that hard work pay off. <text:s/>It’s<text:s/>harvest season. It is time to reap the seed you planted. <text:s/>What most people don’t know<text:s/>about harvest<text:s/>season, it’s hard work.</text:p>
      <text:p text:style-name="Standard"><text:tab/>Once<text:s/>you start<text:s/>your job search, your realized you have work to do. <text:s/>At this stage of the game, there is<text:s/>many languages, frameworks, and environments. <text:s/>Different companies have different requirements that you must meet to acquire that job. <text:s/>The first reaction is to be mad at your institution for being unspecific in what you must do to get a job. <text:s/>Upon thinking about it,<text:s/>you<text:s/>are more grateful in your abilities to analyze algorithms, data structures, and your ability to learn abstract programming languages rather quickly.</text:p>
      <text:p text:style-name="Standard"><text:tab/>Most entry level jobs or Junior require at least 2 years of<text:s/>technical experience with a degree. There is also a possibility of learning security. Don't worry there are ways around that. <text:s/>It requires grit and a<text:s/>GitHub<text:s/>account. <text:s/>Getting a technical job requires lifelong learning and you must be willing to do. <text:s text:c="2"/>What do you learn first? There is Ruby on Rails. Ruby is<text:s/>a programing<text:s/>language. Rails is a server-side web application framework written in Ruby. You can also choose to learn Bootstrap and node.js. The list goes on and on but Just learn.<text:s/>My best advice is to work like you are the C.E.O of your own company with no employees.<text:s/>If you don't want start from scratch take what you know and<text:s/>what you<text:s/>are good at and pick a framework that goes well with that. So pick a framework, learn it and publish all of your work. <text:s/>Rinse and repeat until you find a technical job.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ron Calbert</meta:initial-creator>
    <dc:creator>Deron Calbert</dc:creator>
    <meta:creation-date>2017-09-11T18:13:00Z</meta:creation-date>
    <dc:date>2017-09-11T18:13:00Z</dc:date>
    <meta:template xlink:href="Normal" xlink:type="simple"/>
    <meta:editing-cycles>2</meta:editing-cycles>
    <meta:editing-duration>PT0S</meta:editing-duration>
    <meta:document-statistic meta:page-count="1" meta:paragraph-count="3" meta:word-count="297" meta:character-count="1991" meta:row-count="14" meta:non-whitespace-character-count="1697"/>
  </office:meta>
</office:document-meta>
</file>